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054b10"/>
    </style:style>
    <style:style style:name="P2" style:family="paragraph" style:parent-style-name="Standard">
      <style:text-properties officeooo:paragraph-rsid="00054b10"/>
    </style:style>
    <style:style style:name="P3" style:family="paragraph" style:parent-style-name="Text_20_body">
      <style:text-properties officeooo:paragraph-rsid="00054b10"/>
    </style:style>
    <style:style style:name="P4" style:family="paragraph" style:parent-style-name="Text_20_body">
      <style:paragraph-properties fo:margin-top="0.0398in" fo:margin-bottom="0.0398in" style:contextual-spacing="false" fo:line-height="100%" fo:text-align="start" style:justify-single-word="false"/>
      <style:text-properties officeooo:paragraph-rsid="00054b10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0054b10"/>
    </style:style>
    <style:style style:name="P6" style:family="paragraph" style:parent-style-name="Text_20_body">
      <style:paragraph-properties fo:margin-top="0.0201in" fo:margin-bottom="0in" style:contextual-spacing="false" fo:line-height="100%" fo:text-align="start" style:justify-single-word="false"/>
      <style:text-properties officeooo:paragraph-rsid="00054b10"/>
    </style:style>
    <style:style style:name="T1" style:family="text">
      <style:text-properties officeooo:rsid="00054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Introducción – La pregunta que no sabemos hacer</text:h>
      <text:p text:style-name="P2"/>
      <text:p text:style-name="P2"/>
      <text:p text:style-name="P3">Cuando preguntamos <text:span text:style-name="Emphasis">qué es la vida</text:span>, solemos dar respuestas funcionales:<text:line-break/>la vida es aquello que nace, se alimenta, se adapta, se reproduce.<text:line-break/>Son definiciones útiles, en especial en biología.<text:line-break/>Pero ninguna de ellas parece captar <text:span text:style-name="Strong_20_Emphasis">la esencia del fenómeno</text:span>.</text:p>
      <text:p text:style-name="P3">Decimos que algo está vivo cuando cumple con ciertos criterios.<text:line-break/>Pero esos criterios no explican por qué existe lo vivo en primer lugar,<text:line-break/>ni qué lugar ocupa en el universo,<text:line-break/>ni cuál es su sentido.</text:p>
      <text:p text:style-name="P3">Una roca y una semilla están hechas de los mismos átomos.<text:line-break/>Lo que cambia es el orden, el movimiento, la dinámica.<text:line-break/>Pero en algún momento, <text:span text:style-name="Strong_20_Emphasis">ese orden comienza a operar como un sistema que transforma, que se replica, que evoluciona</text:span>.<text:line-break/></text:p>
      <text:p text:style-name="P3">La vida no es una propiedad de algunos objetos,<text:line-break/>sino un proceso.<text:line-break/>Un sistema que, una vez iniciado, <text:span text:style-name="Strong_20_Emphasis">tiende a perpetuarse y a transformarse</text:span> a lo largo del tiempo.</text:p>
      <text:p text:style-name="P3">Ahora bien: si ese proceso se perpetúa,<text:line-break/>si se expande, si incorpora todo tipo de formas,<text:line-break/>si se distribuye en especies, individuos, ecosistemas y civilizaciones,<text:line-break/>¿qué impide que consideremos todo eso como <text:span text:style-name="Strong_20_Emphasis">una sola entidad viva</text:span>?</text:p>
      <text:p text:style-name="P3">Una entidad que existe a escala planetaria —y quizá cósmica—<text:line-break/>cuyas partes nacen y mueren, pero que como totalidad,<text:line-break/><text:span text:style-name="Strong_20_Emphasis">no ha muerto jamás desde que surgió</text:span>.</text:p>
      <text:p text:style-name="P3">En este laboratorio, partiremos de una idea simple:</text:p>
      <text:p text:style-name="P6">que lo que llamamos “vida” podría ser algo mas que un conjunto de seres vivos,</text:p>
      <text:p text:style-name="P6">podria, ademas, ser una <text:span text:style-name="T1">unica</text:span> criatura, de dimensiones desconocidas, tendiendo a infinito,</text:p>
      <text:p text:style-name="P6">que lleva miles de millones de años ejecutando un proceso… que se parece mucho al pensamien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4T19:37:06.400000000</meta:creation-date>
    <dc:date>2025-06-14T19:45:01.534000000</dc:date>
    <meta:editing-duration>PT7M55S</meta:editing-duration>
    <meta:editing-cycles>1</meta:editing-cycles>
    <meta:document-statistic meta:table-count="0" meta:image-count="0" meta:object-count="0" meta:page-count="1" meta:paragraph-count="11" meta:word-count="264" meta:character-count="1569" meta:non-whitespace-character-count="1314"/>
    <meta:generator>LibreOffice/7.3.5.2$Windows_X86_64 LibreOffice_project/184fe81b8c8c30d8b5082578aee2fed2ea847c01</meta:generator>
  </office:meta>
</office:document-meta>
</file>